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6.181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19.544cm"/>
    </style:style>
    <style:style style:name="pr17" style:family="presentation" style:parent-style-name="oranssi-subtitle">
      <style:graphic-properties draw:fill="solid" draw:fill-color="#ffffff" draw:auto-grow-height="true" fo:min-height="6.634cm"/>
    </style:style>
    <style:style style:name="pr18" style:family="presentation" style:parent-style-name="oranssi-title">
      <style:graphic-properties fo:min-height="12.6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5" style:family="text">
      <style:text-properties style:font-name="FreeMono" fo:font-size="26pt" style:font-size-asian="26pt" style:font-size-complex="26pt"/>
    </style:style>
    <style:style style:name="T26" style:family="text">
      <style:text-properties style:font-name="FreeMono" fo:font-size="24pt" style:font-size-asian="24pt" style:font-size-complex="24pt"/>
    </style:style>
    <style:style style:name="T27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18pt" style:font-style-asian="normal" style:font-weight-asian="bold" style:font-name-complex="Arial1" style:font-size-complex="18pt" style:font-style-complex="normal" style:font-weight-complex="bold" style:text-emphasize="none" style:font-relief="none"/>
    </style:style>
    <style:style style:name="T34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Declaração</text:p>
          </draw:text-box>
        </draw:frame>
        <draw:frame presentation:style-name="pr9" draw:text-style-name="P7" draw:layer="layout" svg:width="20.101cm" svg:height="16.181cm" svg:x="1.066cm" svg:y="4.343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 = { 13, 150, 200 }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/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scanf</text:span><text:span text:style-name="T21">(“%d”, &amp;forca);</text:span></text:p>
            <text:p text:style-name="P6"><text:span text:style-name="T21"><text:s text:c="4"/></text:span><text:span text:style-name="T21">p1.forca = forca;</text:span></text:p>
            <text:p text:style-name="P6"><text:span text:style-name="T21"/></text:p>
            <text:p text:style-name="P6"><text:span text:style-name="T21"><text:s text:c="4"/></text:span><text:span text:style-name="T20">scanf</text:span><text:span text:style-name="T21">(“%d”, &amp;p1.energia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p1.energi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Ponteiros</text:p>
          </draw:text-box>
        </draw:frame>
        <draw:frame presentation:style-name="pr9" draw:text-style-name="P7" draw:layer="layout" svg:width="21.44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canf</text:span><text:span text:style-name="T21">(“%d”, &amp;p1.forca);</text:span></text:p>
            <text:p text:style-name="P6"><text:span text:style-name="T21"/></text:p>
            <text:p text:style-name="P6"><text:span text:style-name="T21"><text:s text:c="4"/></text:span><text:span text:style-name="T20">struct</text:span><text:span text:style-name="T21"> Personagem* ptr = &amp;p1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 %d\n”,</text:span></text:p>
            <text:p text:style-name="P6"><text:span text:style-name="T21"><text:s text:c="11"/></text:span><text:span text:style-name="T21">p1.forca, (*ptr).forca, ptr-&gt;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1">// preencheA?, preencheB?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preencheA();</text:span></text:p>
            <text:p text:style-name="P6"><text:span text:style-name="T21"/></text:p>
            <text:p text:style-name="P6"><text:span text:style-name="T21"><text:s text:c="4"/></text:span><text:span text:style-name="T20">stur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struct</text:span><text:span text:style-name="T21"> Personagem preencheA (</text:span><text:span text:style-name="T20">void</text:span><text:span text:style-name="T21">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preencheA();</text:span></text:p>
            <text:p text:style-name="P6"><text:span text:style-name="T21"><text:s text:c="4"/></text:span><text:span text:style-name="T20">printf</text:span><text:span text:style-name="T21">(“%d\n”, p1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3">void</text:span><text:span text:style-name="T24"> preencheB (</text:span><text:span text:style-name="T20">struct</text:span><text:span text:style-name="T21"> Personagem* p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><text:s text:c="4"/></text:span><text:span text:style-name="T20">printf</text:span><text:span text:style-name="T21">(“%d\n”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5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5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6">struct</text:span> para representar um personagem</text:p>
                <text:list>
                  <text:list-item>
                    <text:p>A posição também deve ser uma <text:span text:style-name="T26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7"><text:s text:c="3"/></text:span><text:span text:style-name="T27">0 1 2 3 4 5 6 7 8 9</text:span></text:p>
            <text:p text:style-name="P6"><text:span text:style-name="T27"/></text:p>
            <text:p text:style-name="P6"><text:span text:style-name="T27">0 <text:s text:c="9"/>8</text:span></text:p>
            <text:p text:style-name="P6"><text:span text:style-name="T27">1 <text:s text:c="3"/>0</text:span></text:p>
            <text:p text:style-name="P6"><text:span text:style-name="T27">2 </text:span></text:p>
            <text:p text:style-name="P6"><text:span text:style-name="T27">3 <text:s text:c="13"/>3</text:span></text:p>
            <text:p text:style-name="P6"><text:span text:style-name="T27">4 </text:span></text:p>
            <text:p text:style-name="P6"><text:span text:style-name="T27">5 <text:s text:c="17"/>7</text:span></text:p>
            <text:p text:style-name="P6"><text:span text:style-name="T27">6 <text:s text:c="5"/>2</text:span></text:p>
            <text:p text:style-name="P6"><text:span text:style-name="T27">7 </text:span></text:p>
            <text:p text:style-name="P6"><text:span text:style-name="T27">8 <text:s text:c="9"/>9</text:span></text:p>
            <text:p text:style-name="P6"><text:span text:style-name="T27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8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9">Uma </text:span><text:span text:style-name="T25">Identidade</text:span><text:span text:style-name="T29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6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idade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4"><text:s text:c="4"/></text:span><text:span text:style-name="T23">char</text:span><text:span text:style-name="T24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idade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3;</text:span></text:p>
            <text:p text:style-name="P6"><text:span text:style-name="T21"><text:s text:c="4"/></text:span><text:span text:style-name="T21">strcpy(i3.nome, “Francisco 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Como fica a memória?</text:p>
              </text:list-item>
              <text:list-item>
                <text:p xml:id="id44" text:id="id44">O que acontece se gravar como um subtipo e ler como outro?</text:p>
              </text:list-item>
              <text:list-item>
                <text:p xml:id="id45" text:id="id45">C possui tipagem fraca</text:p>
                <text:list>
                  <text:list-item>
                    <text:p xml:id="id46" text:id="id46">Similar ao problema do tamanho de um vetor...</text:p>
                  </text:list-item>
                </text:list>
              </text:list-item>
              <text:list-item>
                <text:p>Soluçã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7" text:id="id47">Solução?</text:p>
                <text:list>
                  <text:list-item>
                    <text:p xml:id="id48" text:id="id48">Guardar o subtipo em uso</text:p>
                  </text:list-item>
                </text:list>
              </text:list-item>
            </text:list>
          </draw:text-box>
        </draw:frame>
        <draw:frame presentation:style-name="pr17" draw:text-style-name="P7" xml:id="id49" draw:id="id49" draw:layer="layout" svg:width="13.59cm" svg:height="6.634cm" svg:x="0.497cm" svg:y="10.763cm">
          <draw:text-box>
            <text:p text:style-name="P6"><text:span text:style-name="T30">struct</text:span><text:span text:style-name="T31"> Identidade {</text:span></text:p>
            <text:p text:style-name="P6"><text:span text:style-name="T31"><text:s text:c="4"/></text:span><text:span text:style-name="T30">int </text:span><text:span text:style-name="T31">sub; // [0,1,2]</text:span></text:p>
            <text:p text:style-name="P6"><text:span text:style-name="T31"><text:s text:c="4"/></text:span><text:span text:style-name="T30">union </text:span><text:span text:style-name="T31">{</text:span></text:p>
            <text:p text:style-name="P6"><text:span text:style-name="T31"><text:s text:c="8"/></text:span><text:span text:style-name="T30">int </text:span><text:span text:style-name="T31"><text:s/>ifp; <text:s text:c="6"/>// sub=0</text:span></text:p>
            <text:p text:style-name="P6"><text:span text:style-name="T31"><text:s text:c="8"/></text:span><text:span text:style-name="T30">int</text:span><text:span text:style-name="T31"> <text:s/>cpf; <text:s text:c="6"/>// sub=1</text:span></text:p>
            <text:p text:style-name="P6"><text:span text:style-name="T32"><text:s text:c="8"/></text:span><text:span text:style-name="T33">char</text:span><text:span text:style-name="T32"> nome</text:span><text:span text:style-name="T31">[255]; // sub=2</text:span></text:p>
            <text:p text:style-name="P6"><text:span text:style-name="T31"><text:s text:c="4"/></text:span><text:span text:style-name="T31">};</text:span></text:p>
            <text:p text:style-name="P6"><text:span text:style-name="T31">};</text:span></text:p>
          </draw:text-box>
        </draw:frame>
        <draw:frame presentation:style-name="pr17" draw:text-style-name="P7" draw:layer="layout" svg:width="13.59cm" svg:height="7.371cm" svg:x="14.297cm" svg:y="10.395cm">
          <draw:text-box>
            <text:p text:style-name="P6"><text:span text:style-name="T30">Void exibe (struct Identidade* id) {</text:span></text:p>
            <text:p text:style-name="P6"><text:span text:style-name="T30">struct</text:span><text:span text:style-name="T31"> Identidade {</text:span></text:p>
            <text:p text:style-name="P6"><text:span text:style-name="T31"><text:s text:c="4"/></text:span><text:span text:style-name="T30">int </text:span><text:span text:style-name="T31">sub; // [0,1,2]</text:span></text:p>
            <text:p text:style-name="P6"><text:span text:style-name="T31"><text:s text:c="4"/></text:span><text:span text:style-name="T30">union </text:span><text:span text:style-name="T31">{</text:span></text:p>
            <text:p text:style-name="P6"><text:span text:style-name="T31"><text:s text:c="8"/></text:span><text:span text:style-name="T30">int </text:span><text:span text:style-name="T31"><text:s/>ifp; <text:s text:c="6"/>// sub=0</text:span></text:p>
            <text:p text:style-name="P6"><text:span text:style-name="T31"><text:s text:c="8"/></text:span><text:span text:style-name="T30">int</text:span><text:span text:style-name="T31"> <text:s/>cpf; <text:s text:c="6"/>// sub=1</text:span></text:p>
            <text:p text:style-name="P6"><text:span text:style-name="T32"><text:s text:c="8"/></text:span><text:span text:style-name="T33">char</text:span><text:span text:style-name="T32"> nome</text:span><text:span text:style-name="T31">[255]; // sub=2</text:span></text:p>
            <text:p text:style-name="P6"><text:span text:style-name="T31"><text:s text:c="4"/></text:span><text:span text:style-name="T31">};</text:span></text:p>
            <text:p text:style-name="P6"><text:span text:style-name="T3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50" text:id="id50">Crie uma <text:span text:style-name="T11">union</text:span> qualquer.</text:p>
                <text:list>
                  <text:list-item>
                    <text:p xml:id="id51" text:id="id51">Seja criativo!</text:p>
                  </text:list-item>
                  <text:list-item>
                    <text:p xml:id="id52" text:id="id52">Misture com o exercício 7.2</text:p>
                  </text:list-item>
                </text:list>
              </text:list-item>
              <text:list-item>
                <text:p xml:id="id53" text:id="id53">Use união discrimin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9">
        <office:forms form:automatic-focus="false" form:apply-design-mode="false"/>
        <draw:frame presentation:style-name="pr18" draw:layer="layout" svg:width="25.199cm" svg:height="12.685cm" svg:x="1.4cm" svg:y="3.448cm" presentation:class="title" presentation:user-transformed="true">
          <draw:text-box>
            <text:p><text:span text:style-name="T34">Teste</text:span><text:span text:style-name="T34"><text:line-break/></text:span><text:span text:style-name="T34"><text:line-break/></text:span><text:span text:style-name="T34">Próxima Sexta 24/05</text:span><text:line-break/><text:line-break/>Conteúdo deste slide<text:line-break/>(struct e union)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54" text:id="id54">Struct, Union, Enum</text:p>
              </text:list-item>
              <text:list-item>
                <text:p xml:id="id55" text:id="id55">Tamanho</text:p>
              </text:list-item>
              <text:list-item>
                <text:p xml:id="id56" text:id="id56">Enum como caso particular de Un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5</meta:editing-cycles>
    <meta:editing-duration>P65DT20H23M</meta:editing-duration>
    <meta:initial-creator>chico </meta:initial-creator>
    <dc:date>2019-05-17T12:21:34.886920377</dc:date>
    <meta:document-statistic meta:object-count="1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